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family-generic="roman" style:font-pitch="variable" style:font-charset="x-symbol"/>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line-height="100%" fo:text-align="justify" style:justify-single-word="false"/>
      <style:text-properties fo:font-size="15pt" fo:font-weight="bold" officeooo:rsid="0034c8ca" officeooo:paragraph-rsid="00044da1" fo:background-color="transparent" style:font-size-asian="15pt" style:font-weight-asian="bold" style:font-size-complex="15pt" style:font-weight-complex="bold"/>
    </style:style>
    <style:style style:name="P2" style:family="paragraph" style:parent-style-name="Standard">
      <style:paragraph-properties fo:line-height="100%" fo:text-align="justify" style:justify-single-word="false"/>
      <style:text-properties fo:font-size="15pt" fo:font-weight="bold" officeooo:rsid="002e0e5f" officeooo:paragraph-rsid="00044da1" fo:background-color="transparent" style:font-size-asian="15pt" style:font-weight-asian="bold" style:font-size-complex="15pt" style:font-weight-complex="bold"/>
    </style:style>
    <style:style style:name="P3" style:family="paragraph" style:parent-style-name="Standard">
      <style:paragraph-properties fo:line-height="100%"/>
      <style:text-properties fo:font-size="15pt" fo:font-weight="bold" officeooo:rsid="002e0e5f" officeooo:paragraph-rsid="00044da1" fo:background-color="transparent" style:font-size-asian="15pt" style:font-weight-asian="bold" style:font-size-complex="15pt" style:font-weight-complex="bold"/>
    </style:style>
    <style:style style:name="P4" style:family="paragraph" style:parent-style-name="Standard">
      <style:paragraph-properties fo:line-height="100%"/>
      <style:text-properties fo:font-size="15pt" fo:font-weight="bold" officeooo:rsid="002e0e5f" officeooo:paragraph-rsid="00044da1" fo:background-color="#81d41a" style:font-size-asian="15pt" style:font-weight-asian="bold" style:font-size-complex="15pt" style:font-weight-complex="bold"/>
    </style:style>
    <style:style style:name="P5" style:family="paragraph" style:parent-style-name="Standard">
      <style:paragraph-properties fo:line-height="100%"/>
      <style:text-properties fo:font-size="15pt" fo:font-weight="bold" officeooo:rsid="0034c8ca" officeooo:paragraph-rsid="00044da1" style:font-size-asian="15pt" style:font-weight-asian="bold" style:font-size-complex="15pt" style:font-weight-complex="bold"/>
    </style:style>
    <style:style style:name="P6" style:family="paragraph" style:parent-style-name="Standard">
      <style:paragraph-properties fo:line-height="100%"/>
      <style:text-properties fo:font-size="15pt" fo:font-weight="bold" officeooo:rsid="001003c0" officeooo:paragraph-rsid="00044da1" style:font-size-asian="15pt" style:font-weight-asian="bold" style:font-size-complex="15pt" style:font-weight-complex="bold"/>
    </style:style>
    <style:style style:name="P7" style:family="paragraph" style:parent-style-name="Standard">
      <style:paragraph-properties fo:line-height="100%"/>
      <style:text-properties fo:font-size="15pt" fo:font-weight="bold" officeooo:rsid="002a313f" officeooo:paragraph-rsid="00044da1" style:font-size-asian="15pt" style:font-weight-asian="bold" style:font-size-complex="15pt" style:font-weight-complex="bold"/>
    </style:style>
    <style:style style:name="P8" style:family="paragraph" style:parent-style-name="Standard">
      <style:paragraph-properties fo:line-height="100%"/>
      <style:text-properties fo:font-size="15pt" fo:font-weight="bold" officeooo:rsid="002edace" officeooo:paragraph-rsid="00044da1" style:font-size-asian="15pt" style:font-weight-asian="bold" style:font-size-complex="15pt" style:font-weight-complex="bold"/>
    </style:style>
    <style:style style:name="P9" style:family="paragraph" style:parent-style-name="Standard">
      <style:paragraph-properties fo:line-height="100%"/>
      <style:text-properties fo:font-size="15pt" fo:font-weight="bold" officeooo:rsid="002e0e5f" officeooo:paragraph-rsid="00044da1" style:font-size-asian="15pt" style:font-weight-asian="bold" style:font-size-complex="15pt" style:font-weight-complex="bold"/>
    </style:style>
    <style:style style:name="P10" style:family="paragraph" style:parent-style-name="Standard">
      <style:paragraph-properties fo:text-align="justify" style:justify-single-word="false"/>
      <style:text-properties officeooo:paragraph-rsid="00044da1"/>
    </style:style>
    <style:style style:name="P11" style:family="paragraph" style:parent-style-name="Standard">
      <style:paragraph-properties fo:text-align="justify" style:justify-single-word="false"/>
      <style:text-properties officeooo:paragraph-rsid="00044da1" fo:background-color="#00ffff"/>
    </style:style>
    <style:style style:name="P12" style:family="paragraph" style:parent-style-name="Standard">
      <style:paragraph-properties fo:text-align="justify" style:justify-single-word="false"/>
      <style:text-properties fo:font-weight="bold" officeooo:paragraph-rsid="00044da1" fo:background-color="#ff00ff" style:font-weight-asian="bold" style:font-weight-complex="bold"/>
    </style:style>
    <style:style style:name="P13" style:family="paragraph" style:parent-style-name="Standard">
      <style:paragraph-properties fo:text-align="justify" style:justify-single-word="false"/>
      <style:text-properties officeooo:paragraph-rsid="00044da1" fo:background-color="#ff00ff"/>
    </style:style>
    <style:style style:name="P14" style:family="paragraph" style:parent-style-name="Standard">
      <style:paragraph-properties fo:line-height="100%"/>
      <style:text-properties officeooo:rsid="0004d14a" officeooo:paragraph-rsid="00044da1" fo:background-color="#81d41a"/>
    </style:style>
    <style:style style:name="P15" style:family="paragraph" style:parent-style-name="Standard">
      <style:paragraph-properties fo:line-height="100%"/>
      <style:text-properties officeooo:rsid="000e19ec" officeooo:paragraph-rsid="00044da1" fo:background-color="#81d41a"/>
    </style:style>
    <style:style style:name="P16" style:family="paragraph" style:parent-style-name="Standard">
      <style:paragraph-properties fo:line-height="100%"/>
      <style:text-properties officeooo:rsid="0004d14a" officeooo:paragraph-rsid="00044da1"/>
    </style:style>
    <style:style style:name="P17" style:family="paragraph" style:parent-style-name="Standard">
      <style:paragraph-properties fo:line-height="100%"/>
      <style:text-properties officeooo:rsid="000a5450" officeooo:paragraph-rsid="00044da1"/>
    </style:style>
    <style:style style:name="P18" style:family="paragraph" style:parent-style-name="Standard">
      <style:paragraph-properties fo:line-height="100%"/>
      <style:text-properties fo:font-size="12pt" fo:font-weight="normal" officeooo:rsid="001003c0" officeooo:paragraph-rsid="00044da1" fo:background-color="#81d41a" style:font-size-asian="10.5pt" style:font-weight-asian="normal" style:font-size-complex="12pt" style:font-weight-complex="normal"/>
    </style:style>
    <style:style style:name="P19" style:family="paragraph" style:parent-style-name="Standard">
      <style:paragraph-properties fo:line-height="100%"/>
      <style:text-properties fo:font-size="12pt" fo:font-weight="normal" officeooo:rsid="002418da" officeooo:paragraph-rsid="00044da1" fo:background-color="#81d41a" style:font-size-asian="10.5pt" style:font-weight-asian="normal" style:font-size-complex="12pt" style:font-weight-complex="normal"/>
    </style:style>
    <style:style style:name="P20" style:family="paragraph" style:parent-style-name="Standard">
      <style:paragraph-properties fo:line-height="100%"/>
      <style:text-properties fo:font-size="12pt" fo:font-weight="normal" officeooo:rsid="00238ad4" officeooo:paragraph-rsid="00044da1" fo:background-color="#81d41a" style:font-size-asian="10.5pt" style:font-weight-asian="normal" style:font-size-complex="12pt" style:font-weight-complex="normal"/>
    </style:style>
    <style:style style:name="P21" style:family="paragraph" style:parent-style-name="Standard">
      <style:paragraph-properties fo:line-height="100%"/>
      <style:text-properties fo:font-size="12pt" fo:font-weight="normal" officeooo:rsid="001003c0" officeooo:paragraph-rsid="00044da1" style:font-size-asian="10.5pt" style:font-weight-asian="normal" style:font-size-complex="12pt" style:font-weight-complex="normal"/>
    </style:style>
    <style:style style:name="P22" style:family="paragraph" style:parent-style-name="Standard">
      <style:paragraph-properties fo:line-height="100%"/>
      <style:text-properties fo:font-size="12pt" fo:font-weight="normal" officeooo:rsid="002418da" officeooo:paragraph-rsid="00044da1" style:font-size-asian="10.5pt" style:font-weight-asian="normal" style:font-size-complex="12pt" style:font-weight-complex="normal"/>
    </style:style>
    <style:style style:name="P23" style:family="paragraph" style:parent-style-name="Standard">
      <style:paragraph-properties fo:line-height="100%"/>
      <style:text-properties fo:font-size="12pt" fo:font-weight="normal" officeooo:rsid="0024dfc9" officeooo:paragraph-rsid="00044da1" style:font-size-asian="10.5pt" style:font-weight-asian="normal" style:font-size-complex="12pt" style:font-weight-complex="normal"/>
    </style:style>
    <style:style style:name="P24" style:family="paragraph" style:parent-style-name="Standard">
      <style:paragraph-properties fo:line-height="100%"/>
      <style:text-properties fo:font-size="12pt" fo:font-weight="normal" officeooo:rsid="0026bc7c" officeooo:paragraph-rsid="00044da1" style:font-size-asian="10.5pt" style:font-weight-asian="normal" style:font-size-complex="12pt" style:font-weight-complex="normal"/>
    </style:style>
    <style:style style:name="P25" style:family="paragraph" style:parent-style-name="Standard">
      <style:paragraph-properties fo:line-height="100%"/>
      <style:text-properties fo:font-size="12pt" fo:font-weight="normal" officeooo:rsid="002edace" officeooo:paragraph-rsid="00044da1" style:font-size-asian="10.5pt" style:font-weight-asian="normal" style:font-size-complex="12pt" style:font-weight-complex="normal"/>
    </style:style>
    <style:style style:name="P26" style:family="paragraph" style:parent-style-name="Standard">
      <style:paragraph-properties fo:line-height="100%"/>
      <style:text-properties fo:font-size="12pt" fo:font-weight="normal" officeooo:rsid="00238ad4" officeooo:paragraph-rsid="00044da1" style:font-size-asian="10.5pt" style:font-weight-asian="normal" style:font-size-complex="12pt" style:font-weight-complex="normal"/>
    </style:style>
    <style:style style:name="P27" style:family="paragraph" style:parent-style-name="Standard">
      <style:paragraph-properties fo:line-height="100%"/>
      <style:text-properties fo:font-size="12pt" fo:font-weight="normal" officeooo:rsid="002e0e5f" officeooo:paragraph-rsid="00044da1" style:font-size-asian="10.5pt" style:font-weight-asian="normal" style:font-size-complex="12pt" style:font-weight-complex="normal"/>
    </style:style>
    <style:style style:name="P28" style:family="paragraph" style:parent-style-name="Standard">
      <style:paragraph-properties fo:line-height="100%" fo:text-align="justify" style:justify-single-word="false"/>
      <style:text-properties fo:font-size="12pt" fo:font-weight="normal" officeooo:rsid="0034c8ca" officeooo:paragraph-rsid="00044da1" style:font-size-asian="12pt" style:font-weight-asian="normal" style:font-size-complex="12pt" style:font-weight-complex="normal"/>
    </style:style>
    <style:style style:name="P29" style:family="paragraph" style:parent-style-name="Standard">
      <style:paragraph-properties fo:line-height="100%" fo:text-align="justify" style:justify-single-word="false"/>
      <style:text-properties fo:font-size="12pt" fo:font-weight="normal" officeooo:rsid="0034c8ca" officeooo:paragraph-rsid="00044da1" fo:background-color="#ffff00" style:font-size-asian="12pt" style:font-weight-asian="normal" style:font-size-complex="12pt" style:font-weight-complex="normal"/>
    </style:style>
    <style:style style:name="P30" style:family="paragraph" style:parent-style-name="Standard">
      <style:paragraph-properties fo:line-height="100%" fo:text-align="justify" style:justify-single-word="false"/>
      <style:text-properties fo:font-size="12pt" fo:font-weight="normal" officeooo:rsid="0004d14a" officeooo:paragraph-rsid="0006d25a" fo:background-color="transparent" style:font-size-asian="10.5pt" style:font-weight-asian="normal" style:font-size-complex="12pt" style:font-weight-complex="normal"/>
    </style:style>
    <style:style style:name="P31" style:family="paragraph" style:parent-style-name="Standard">
      <style:paragraph-properties fo:line-height="100%" fo:text-align="justify" style:justify-single-word="false"/>
      <style:text-properties fo:font-size="12pt" fo:font-weight="normal" officeooo:rsid="000a5450" officeooo:paragraph-rsid="00044da1" fo:background-color="transparent" style:font-size-asian="12pt" style:font-weight-asian="normal" style:font-size-complex="12pt" style:font-weight-complex="normal"/>
    </style:style>
    <style:style style:name="P32" style:family="paragraph" style:parent-style-name="Standard">
      <style:paragraph-properties fo:line-height="100%" fo:text-align="justify" style:justify-single-word="false"/>
      <style:text-properties fo:font-size="12pt" fo:font-weight="normal" officeooo:rsid="000a5450" officeooo:paragraph-rsid="000e4ec5" fo:background-color="transparent" style:font-size-asian="12pt" style:font-weight-asian="normal" style:font-size-complex="12pt" style:font-weight-complex="normal"/>
    </style:style>
    <style:style style:name="P33" style:family="paragraph" style:parent-style-name="Standard">
      <style:paragraph-properties fo:line-height="100%" fo:text-align="justify" style:justify-single-word="false"/>
      <style:text-properties fo:font-size="12pt" fo:font-weight="normal" officeooo:rsid="000e19ec" officeooo:paragraph-rsid="000be16a" fo:background-color="transparent" style:font-size-asian="12pt" style:font-weight-asian="bold" style:font-size-complex="12pt" style:font-weight-complex="bold"/>
    </style:style>
    <style:style style:name="P34" style:family="paragraph" style:parent-style-name="Standard">
      <style:paragraph-properties fo:line-height="100%" fo:text-align="justify" style:justify-single-word="false"/>
      <style:text-properties fo:font-size="12pt" fo:font-weight="normal" officeooo:rsid="000e19ec" officeooo:paragraph-rsid="0011dc61" fo:background-color="transparent" style:font-size-asian="12pt" style:font-weight-asian="bold" style:font-size-complex="12pt" style:font-weight-complex="bold"/>
    </style:style>
    <style:style style:name="P35" style:family="paragraph" style:parent-style-name="Standard">
      <style:paragraph-properties fo:line-height="100%" fo:text-align="justify" style:justify-single-word="false"/>
      <style:text-properties fo:font-size="12pt" fo:font-weight="normal" officeooo:rsid="0011dc61" officeooo:paragraph-rsid="0011dc61" fo:background-color="transparent" style:font-size-asian="12pt" style:font-weight-asian="bold" style:font-size-complex="12pt" style:font-weight-complex="bold"/>
    </style:style>
    <style:style style:name="P36" style:family="paragraph" style:parent-style-name="Standard">
      <style:paragraph-properties fo:line-height="100%" fo:text-align="justify" style:justify-single-word="false"/>
      <style:text-properties fo:font-size="12pt" fo:font-weight="bold" officeooo:rsid="000e19ec" officeooo:paragraph-rsid="0006d25a" fo:background-color="#81d41a" style:font-size-asian="12pt" style:font-weight-asian="bold" style:font-size-complex="12pt" style:font-weight-complex="bold"/>
    </style:style>
    <style:style style:name="P37" style:family="paragraph" style:parent-style-name="Standard">
      <style:paragraph-properties fo:line-height="100%" fo:text-align="justify" style:justify-single-word="false"/>
      <style:text-properties fo:font-size="12pt" fo:font-weight="bold" officeooo:rsid="000e19ec" officeooo:paragraph-rsid="0006d25a" fo:background-color="transparent" style:font-size-asian="12pt" style:font-weight-asian="bold" style:font-size-complex="12pt" style:font-weight-complex="bold"/>
    </style:style>
    <style:style style:name="P38" style:family="paragraph" style:parent-style-name="Standard">
      <style:paragraph-properties fo:line-height="100%" fo:text-align="justify" style:justify-single-word="false"/>
      <style:text-properties fo:font-size="12pt" fo:font-weight="bold" officeooo:rsid="000e19ec" officeooo:paragraph-rsid="0007e9d8" fo:background-color="transparent" style:font-size-asian="12pt" style:font-weight-asian="bold" style:font-size-complex="12pt" style:font-weight-complex="bold"/>
    </style:style>
    <style:style style:name="P39" style:family="paragraph" style:parent-style-name="Standard">
      <style:paragraph-properties fo:line-height="100%" fo:text-align="justify" style:justify-single-word="false"/>
      <style:text-properties fo:font-size="12pt" fo:font-weight="bold" officeooo:rsid="0011dc61" officeooo:paragraph-rsid="0011dc61" fo:background-color="transparent" style:font-size-asian="12pt" style:font-weight-asian="bold" style:font-size-complex="12pt" style:font-weight-complex="bold"/>
    </style:style>
    <style:style style:name="P40" style:family="paragraph" style:parent-style-name="Standard">
      <style:paragraph-properties fo:line-height="100%" fo:text-align="justify" style:justify-single-word="false"/>
      <style:text-properties fo:font-size="15pt" fo:font-weight="bold" officeooo:rsid="0034c8ca" officeooo:paragraph-rsid="00044da1" fo:background-color="transparent" style:font-size-asian="15pt" style:font-weight-asian="bold" style:font-size-complex="15pt" style:font-weight-complex="bold"/>
    </style:style>
    <style:style style:name="P41" style:family="paragraph" style:parent-style-name="Standard">
      <style:paragraph-properties fo:line-height="100%" fo:text-align="justify" style:justify-single-word="false"/>
      <style:text-properties fo:font-size="15pt" fo:font-weight="bold" officeooo:rsid="0007e9d8" officeooo:paragraph-rsid="0007e9d8" fo:background-color="transparent" style:font-size-asian="15pt" style:font-weight-asian="bold" style:font-size-complex="15pt" style:font-weight-complex="bold"/>
    </style:style>
    <style:style style:name="P42" style:family="paragraph" style:parent-style-name="Standard">
      <style:paragraph-properties fo:line-height="100%" fo:text-align="justify" style:justify-single-word="false"/>
      <style:text-properties fo:font-size="15pt" fo:font-weight="bold" officeooo:rsid="002e0e5f" officeooo:paragraph-rsid="00044da1" fo:background-color="#81d41a" style:font-size-asian="15pt" style:font-weight-asian="bold" style:font-size-complex="15pt" style:font-weight-complex="bold"/>
    </style:style>
    <style:style style:name="P4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0e19ec" officeooo:paragraph-rsid="000be16a" style:text-blinking="false" fo:background-color="transparent" style:font-size-asian="12pt" style:font-weight-asian="bold" style:font-size-complex="12pt" style:font-weight-complex="bold"/>
    </style:style>
    <style:style style:name="T1" style:family="text">
      <style:text-properties fo:background-color="#00ffff" loext:char-shading-value="0"/>
    </style:style>
    <style:style style:name="T2" style:family="text">
      <style:text-properties style:font-name="Wingdings" fo:background-color="#00ffff" loext:char-shading-value="0" style:font-name-asian="Wingdings1" style:font-name-complex="Wingdings1"/>
    </style:style>
    <style:style style:name="T3" style:family="text">
      <style:text-properties style:font-name="Wingdings" fo:background-color="#ff00ff" loext:char-shading-value="0" style:font-name-asian="Wingdings1" style:font-name-complex="Wingdings1"/>
    </style:style>
    <style:style style:name="T4" style:family="text">
      <style:text-properties fo:background-color="#ff00ff" loext:char-shading-value="0"/>
    </style:style>
    <style:style style:name="T5" style:family="text">
      <style:text-properties officeooo:rsid="00069ca3"/>
    </style:style>
    <style:style style:name="T6" style:family="text">
      <style:text-properties style:text-position="super 58%" officeooo:rsid="00069ca3"/>
    </style:style>
    <style:style style:name="T7" style:family="text">
      <style:text-properties officeooo:rsid="0006df46"/>
    </style:style>
    <style:style style:name="T8" style:family="text">
      <style:text-properties officeooo:rsid="000a5450"/>
    </style:style>
    <style:style style:name="T9" style:family="text">
      <style:text-properties fo:font-size="15pt" fo:font-weight="bold" officeooo:rsid="0034c8ca" style:font-size-asian="15pt" style:font-weight-asian="bold" style:font-size-complex="15pt" style:font-weight-complex="bold"/>
    </style:style>
    <style:style style:name="T10" style:family="text">
      <style:text-properties officeooo:rsid="001dafea"/>
    </style:style>
    <style:style style:name="T11" style:family="text">
      <style:text-properties officeooo:rsid="000c39d5"/>
    </style:style>
    <style:style style:name="T12" style:family="text">
      <style:text-properties officeooo:rsid="001f92b0"/>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fo:font-size="12pt" fo:font-weight="normal" officeooo:rsid="00191f96" style:font-size-asian="10.5pt" style:font-weight-asian="normal" style:font-size-complex="12pt" style:font-weight-complex="normal"/>
    </style:style>
    <style:style style:name="T15" style:family="text">
      <style:text-properties fo:font-size="12pt" fo:font-weight="normal" officeooo:rsid="001f92b0" style:font-size-asian="10.5pt" style:font-weight-asian="normal" style:font-size-complex="12pt" style:font-weight-complex="normal"/>
    </style:style>
    <style:style style:name="T16" style:family="text">
      <style:text-properties fo:font-size="12pt" fo:font-weight="normal" officeooo:rsid="002000a3" style:font-size-asian="10.5pt" style:font-weight-asian="normal" style:font-size-complex="12pt" style:font-weight-complex="normal"/>
    </style:style>
    <style:style style:name="T17" style:family="text">
      <style:text-properties fo:font-size="12pt" fo:font-weight="normal" officeooo:rsid="000eb192" style:font-size-asian="10.5pt" style:font-weight-asian="normal" style:font-size-complex="12pt" style:font-weight-complex="normal"/>
    </style:style>
    <style:style style:name="T18" style:family="text">
      <style:text-properties fo:background-color="#81d41a" loext:char-shading-value="0"/>
    </style:style>
    <style:style style:name="T19" style:family="text">
      <style:text-properties officeooo:rsid="0010a9ce" fo:background-color="#81d41a" loext:char-shading-value="0"/>
    </style:style>
    <style:style style:name="T20" style:family="text">
      <style:text-properties fo:color="#000000" officeooo:rsid="0010a9ce" fo:background-color="#ff0000" loext:char-shading-value="0"/>
    </style:style>
    <style:style style:name="T21" style:family="text">
      <style:text-properties fo:color="#000000" officeooo:rsid="00281cc0" fo:background-color="#ff0000" loext:char-shading-value="0"/>
    </style:style>
    <style:style style:name="T22" style:family="text">
      <style:text-properties fo:color="#000000" officeooo:rsid="0029a093" fo:background-color="#ff0000" loext:char-shading-value="0"/>
    </style:style>
    <style:style style:name="T23" style:family="text">
      <style:text-properties fo:color="#000000" officeooo:rsid="0022d307" fo:background-color="#ff0000" loext:char-shading-value="0"/>
    </style:style>
    <style:style style:name="T24" style:family="text">
      <style:text-properties officeooo:rsid="0026bc7c"/>
    </style:style>
    <style:style style:name="T25" style:family="text">
      <style:text-properties officeooo:rsid="0024dfc9"/>
    </style:style>
    <style:style style:name="T26" style:family="text">
      <style:text-properties officeooo:rsid="00281cc0"/>
    </style:style>
    <style:style style:name="T27" style:family="text">
      <style:text-properties officeooo:rsid="0029a093"/>
    </style:style>
    <style:style style:name="T28" style:family="text">
      <style:text-properties officeooo:rsid="002a313f"/>
    </style:style>
    <style:style style:name="T29" style:family="text">
      <style:text-properties officeooo:rsid="002418da"/>
    </style:style>
    <style:style style:name="T30" style:family="text">
      <style:text-properties officeooo:rsid="00364e99"/>
    </style:style>
    <style:style style:name="T31" style:family="text">
      <style:text-properties fo:background-color="#ffff00" loext:char-shading-value="0"/>
    </style:style>
    <style:style style:name="T32" style:family="text">
      <style:text-properties officeooo:rsid="000be16a" fo:background-color="#ffff00" loext:char-shading-value="0" style:font-weight-asian="normal" style:font-weight-complex="normal"/>
    </style:style>
    <style:style style:name="T33" style:family="text">
      <style:text-properties officeooo:rsid="000f32c0" fo:background-color="#ffff00" loext:char-shading-value="0"/>
    </style:style>
    <style:style style:name="T34" style:family="text">
      <style:text-properties officeooo:rsid="000f32c0" fo:background-color="#ffff00" loext:char-shading-value="0"/>
    </style:style>
    <style:style style:name="T35" style:family="text">
      <style:text-properties fo:background-color="#ff0000" loext:char-shading-value="0"/>
    </style:style>
    <style:style style:name="T36" style:family="text">
      <style:text-properties fo:font-weight="normal" style:font-weight-asian="normal" style:font-weight-complex="normal"/>
    </style:style>
    <style:style style:name="T37" style:family="text">
      <style:text-properties fo:font-weight="normal" officeooo:rsid="00191f96" style:font-weight-asian="normal" style:font-weight-complex="normal"/>
    </style:style>
    <style:style style:name="T38" style:family="text">
      <style:text-properties fo:font-weight="normal" officeooo:rsid="001f92b0" style:font-weight-asian="normal" style:font-weight-complex="normal"/>
    </style:style>
    <style:style style:name="T39" style:family="text">
      <style:text-properties fo:font-weight="normal" officeooo:rsid="002000a3" style:font-weight-asian="normal" style:font-weight-complex="normal"/>
    </style:style>
    <style:style style:name="T40" style:family="text">
      <style:text-properties fo:font-weight="normal" officeooo:rsid="0007e9d8" style:font-weight-asian="normal" style:font-weight-complex="normal"/>
    </style:style>
    <style:style style:name="T41" style:family="text">
      <style:text-properties fo:font-weight="normal" officeooo:rsid="000f32c0" style:font-weight-asian="normal" style:font-weight-complex="normal"/>
    </style:style>
    <style:style style:name="T42" style:family="text">
      <style:text-properties fo:font-weight="normal" fo:background-color="#c9211e" loext:char-shading-value="0" style:font-weight-asian="normal" style:font-weight-complex="normal"/>
    </style:style>
    <style:style style:name="T43" style:family="text">
      <style:text-properties fo:font-weight="normal" officeooo:rsid="0007e9d8" fo:background-color="#ffff00" loext:char-shading-value="0" style:font-weight-asian="normal" style:font-weight-complex="normal"/>
    </style:style>
    <style:style style:name="T44" style:family="text">
      <style:text-properties fo:font-weight="normal" fo:background-color="#ff0000" loext:char-shading-value="0" style:font-weight-asian="normal" style:font-weight-complex="normal"/>
    </style:style>
    <style:style style:name="T45" style:family="text">
      <style:text-properties style:font-name="Times New Roman" style:font-name-asian="Calibri" style:font-name-complex="Times New Roman2"/>
    </style:style>
    <style:style style:name="T46" style:family="text">
      <style:text-properties officeooo:rsid="0006d25a"/>
    </style:style>
    <style:style style:name="T47" style:family="text">
      <style:text-properties officeooo:rsid="0006d25a"/>
    </style:style>
    <style:style style:name="T48" style:family="text">
      <style:text-properties style:use-window-font-color="true" fo:font-weight="normal" fo:background-color="#c9211e" loext:char-shading-value="0" style:font-weight-asian="normal" style:font-weight-complex="normal"/>
    </style:style>
    <style:style style:name="T49" style:family="text">
      <style:text-properties officeooo:rsid="0007e9d8" style:font-weight-asian="normal" style:font-weight-complex="normal"/>
    </style:style>
    <style:style style:name="T50" style:family="text">
      <style:text-properties officeooo:rsid="000be16a" style:font-weight-asian="normal" style:font-weight-complex="normal"/>
    </style:style>
    <style:style style:name="T51" style:family="text">
      <style:text-properties officeooo:rsid="000e4ec5"/>
    </style:style>
    <style:style style:name="T52" style:family="text">
      <style:text-properties officeooo:rsid="000e4ec5"/>
    </style:style>
    <style:style style:name="T53" style:family="text">
      <style:text-properties fo:font-variant="normal" fo:text-transform="none" fo:color="#000000" style:text-line-through-style="none" style:text-line-through-type="none" style:font-name="Times New Roman1" fo:font-style="normal" style:text-underline-style="none" style:text-blinking="false"/>
    </style:style>
    <style:style style:name="T54" style:family="text">
      <style:text-properties fo:font-variant="normal" fo:text-transform="none" fo:color="#000000" style:text-line-through-style="none" style:text-line-through-type="none" style:font-name="Times New Roman1" fo:font-style="normal" style:text-underline-style="none" style:text-blinking="false" style:font-weight-asian="normal" style:font-weight-complex="normal"/>
    </style:style>
    <style:style style:name="T55" style:family="text">
      <style:text-properties fo:font-variant="normal" fo:text-transform="none" fo:color="#000000" style:text-line-through-style="none" style:text-line-through-type="none" style:font-name="Times New Roman1" fo:font-style="normal" style:text-underline-style="none" officeooo:rsid="000be16a" style:text-blinking="false" style:font-weight-asian="normal" style:font-weight-complex="normal"/>
    </style:style>
    <style:style style:name="T56" style:family="text">
      <style:text-properties fo:font-variant="normal" fo:text-transform="none" fo:color="#000000" style:text-line-through-style="none" style:text-line-through-type="none" style:font-name="Times New Roman1" fo:font-style="normal" style:text-underline-style="none" officeooo:rsid="0007e9d8" style:text-blinking="false" style:font-weight-asian="normal" style:font-weight-complex="normal"/>
    </style:style>
    <style:style style:name="T57" style:family="text">
      <style:text-properties fo:font-variant="normal" fo:text-transform="none" fo:color="#000000" style:text-line-through-style="none" style:text-line-through-type="none" style:font-name="Times New Roman1" fo:font-style="normal" style:text-underline-style="none" officeooo:rsid="000e4ec5" style:text-blinking="false" style:font-weight-asian="normal" style:font-weight-complex="normal"/>
    </style:style>
    <style:style style:name="T58" style:family="text">
      <style:text-properties fo:font-variant="normal" fo:text-transform="none" fo:color="#000000" style:text-line-through-style="none" style:text-line-through-type="none" style:font-name="Times New Roman1" fo:font-style="normal" style:text-underline-style="none" officeooo:rsid="000f32c0" style:text-blinking="false" style:font-weight-asian="normal" style:font-weight-complex="normal"/>
    </style:style>
    <style:style style:name="T59" style:family="text">
      <style:text-properties fo:font-variant="normal" fo:text-transform="none" fo:color="#000000" style:text-line-through-style="none" style:text-line-through-type="none" style:font-name="Times New Roman1" fo:font-style="normal" style:text-underline-style="none" officeooo:rsid="000f32c0" style:text-blinking="false"/>
    </style:style>
    <style:style style:name="T60" style:family="text">
      <style:text-properties officeooo:rsid="000f32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Intro </text:span><text:span text:style-name="T2"></text:span><text:span text:style-name="T1"> hackathon experience (winning)</text:span></text:p>
      <text:p text:style-name="P11">Precedent retrieval – using machine learning and NLP – final year project</text:p>
      <text:p text:style-name="P11">JP Morgan internship</text:p>
      <text:p text:style-name="P10"><text:span text:style-name="T1">Why MS --&gt; career goals</text:span> </text:p>
      <text:p text:style-name="P12">Formative experience</text:p>
      <text:p text:style-name="P13">Academic para <text:s/>(foundation for graduate studies) Research paper</text:p>
      <text:p text:style-name="P10"><text:span text:style-name="T4">Curricular project <text:s/>- Rubber case study </text:span><text:span text:style-name="T3"></text:span><text:span text:style-name="T4"> skills gained/ used in JPMC</text:span></text:p>
      <text:p text:style-name="P13">Website</text:p>
      <text:p text:style-name="P13">IIT Bombay</text:p>
      <text:p text:style-name="P13">Hackathon</text:p>
      <text:p text:style-name="P10">University</text:p>
      <text:p text:style-name="P2">conclusion</text:p>
      <text:p text:style-name="P3"/>
      <text:p text:style-name="P3">Intro</text:p>
      <text:p text:style-name="P4"/>
      <text:p text:style-name="P14">In 2020, i was participating in a hackathon for which i wasnt able to find the perfect problem statement to solve. Then i remember my dad coming to me to ask for help. He had to download an app on his mobile for some work but he was hesitant since he wasnt sure what kindof personal data the app might record. Thats when i got the idea that i can develop a software to go through the terms and conditions of the other apps and softwares that we download and then just pick out important details pertaining to the user like data privacy conditions. <text:span text:style-name="T5">I picked this as my problem statement and i was able to create a rule based system for summarizing the terms and conditions. In that hackathon, i won the 1</text:span><text:span text:style-name="T6">st</text:span><text:span text:style-name="T5"> prize in technology track and also got selected for the mentorship progr</text:span><text:span text:style-name="T7">am where industry mentors will help us convert our project into a reality and help us implement it. </text:span><text:span text:style-name="T8">T</text:span><text:span text:style-name="T7">his experience helped me solve a real life problem using my knowledge of computer science and made me interested in exploring tech can be used in legal domain.</text:span></text:p>
      <text:p text:style-name="P16"><text:s/><text:span text:style-name="T9">PRECEDENT RETRIEVEL</text:span></text:p>
      <text:p text:style-name="P5"/>
      <text:p text:style-name="P17">This <text:span text:style-name="T10">got </text:span>me intrigued to <text:span text:style-name="T11">pick up another problem in the legal domain. I am working on my final year project titled, ‘Precedent Retrieval of Legal Documents’. As the name suggests, the model will suggest most appropriate precedents for a legal case to assist the lawyers. </text:span><text:span text:style-name="T12">We have planned to use Siamese Manhattan LSTM Network for finding the most similar cases. We are also planning to add more features like a Legal search engine using bloom filters. </text:span><text:span text:style-name="T11">I have also worked on a </text:span><text:span text:style-name="T10">technical </text:span><text:span text:style-name="T11">paper titled,’Topic Modelling based approach for Clustering Legal documents’, aimed at an intermediate step in our final precedent retrieval project. </text:span><text:span text:style-name="T35">This topic-modeling-based approach for document clustering is novel as it integrates sentence embeddings. These sentence-level embeddings are then reduced using Uniform Manifold Approximation and Projection (UMAP) and then clustered using Minibatch K-Means.</text:span> A Data Warehouse Management class that I took up in my sixth semester taught me certain concepts such as dimensionality reduction and clustering which motivated me to explore UMAP and Minibatch K-Means which I then went on to implement in my final year project. The approach proposed by my team and I not only surpassed traditional methods but also state-of-the-art methodologies which aim to solve the same problem statement.</text:p>
      <text:p text:style-name="P17"/>
      <text:p text:style-name="P5">JP MORGAN INTERNSHIP</text:p>
      <text:p text:style-name="P5"/>
      <text:p text:style-name="P15"><text:span text:style-name="T13">Another chance that i got to apply my learnings in machine learning and NLP was when i interned at JP Morgan Chase. My task was to Develop a conversational chatbot for internal case management </text:span><text:span text:style-name="T14">application executing close to 2000 queries per day.</text:span><text:span text:style-name="T13"> After researching i found out that the Rasa framework was the best choice for our usecase. I had created a pipeline that gave accuracy upto 95% for intent classification task and 97% for entity recognition. </text:span><text:span text:style-name="T14">I had made use of DIET </text:span><text:soft-page-break/><text:span text:style-name="T14">(</text:span>Dual Intent and Entity Transformer<text:span text:style-name="T14">) Classifier for intent classification and <text:s/>CRFs (Conditional Random Fields ) <text:s/>which is based on Markov Chains for Entity Extraction.</text:span><text:span text:style-name="T15">I have also prov</text:span><text:span text:style-name="T16">ided Speech Input feature and used Convoluttions Nueral Networks for Speech to text.</text:span><text:span text:style-name="T13">I also designed the system is such a way that the chatbot would be compatible with both NoSQL and SQL databases with minimal changes in the codebase. I also designed the frontend for our chatbot using React.js according to the usecase needs. </text:span><text:span text:style-name="T14">This chatbot helped level 1 and level 2 developers save much time in executing queries.</text:span><text:span text:style-name="T13"> Thus this internship gave me a good industrial experience </text:span><text:span text:style-name="T17">and made me more interested in NLP</text:span><text:span text:style-name="T13"> <text:s/>Learning a completely new technology and applying it was a challenging task but i did it. </text:span></text:p>
      <text:p text:style-name="P6"/>
      <text:p text:style-name="P6">WHY MS</text:p>
      <text:p text:style-name="P18"/>
      <text:p text:style-name="P21"><text:span text:style-name="T18">In summer 2020, during the peak of covid, i was struggling to find an internship. Since i was short on time, i needed to find a way to improve my chances. Thats when i designed a webscraper to automatically download the email ids of companies that posted an internship opening on the Internshala website and then also sent mass emails to all the companies with my Resume requesting an internship. Being fascinated by how computer science can be used to solve these real life problems </text:span><text:span text:style-name="T19">is what drives me to constantly learn.</text:span><text:span text:style-name="T20"> </text:span><text:span text:style-name="T21">Following graduation, i wish to work as a software developer in order to create innovative solutions </text:span><text:span text:style-name="T22">and solve problems.</text:span><text:span text:style-name="T21"> </text:span><text:span text:style-name="T23">In the future, i seek to establish a globally acclaimed company that designs intelligent solutions for the legal </text:span><text:span text:style-name="T22">tech </text:span><text:span text:style-name="T23">industry.</text:span></text:p>
      <text:p text:style-name="P22"/>
      <text:p text:style-name="P19"><text:span text:style-name="T24">While interning </text:span>at JP Morgan, <text:span text:style-name="T24">i got</text:span> intruiged on how smart assistants, like Siri, give smart responses. This lead me to attend a virtual live event organized by a few intellectuals like <text:span text:style-name="T25">Marti Hearst, </text:span>Younes Bensouda Mourri <text:span text:style-name="T25">who helped me answer most of my questions and get me interested in the field of NLP. This further led me to enroll myself to Younes Mourri’s NLP course on Coursera which helped me sharpen my skills in this domain. </text:span><text:span text:style-name="T26">I alos attended a Seminar on ‘Better behaved conversational agents’ by Y-Lan Boureau which helped me in my work at the internship.</text:span></text:p>
      <text:p text:style-name="P23">(add uni prof in NLP info here)</text:p>
      <text:p text:style-name="P23"/>
      <text:p text:style-name="P7">Academic</text:p>
      <text:p text:style-name="P24">My undergraduate curriculum has laid the foundations for me to traverse the graduate curriculum easily. The Applied and Descrete Mathematics course has strengthened my quantitative prof<text:span text:style-name="T26">i</text:span>ciency over calculus, probability, linear and vector algebra. <text:span text:style-name="T27">Courses such as Machine Learning and Data Warehouse Management helped me to understand and create a base for learning NLP which was my area of interest. Alongside the courses provided by the college, i have taken up the course of Data Analytics by IBM which helped me gain much knowledge about data visualization and different analytical tools. </text:span><text:span text:style-name="T28">I also wrote a technical paper on the topic “Sentiment Analysis of Twitch.tv Live Stream messages using machine learning methods” which was my first project based on NLP and helped me to dive into this domain. The obstacle that we encountered while sentiment analysis of messages was handling of emotes and slang words which was taken care or using specially created embeddings.</text:span></text:p>
      <text:p text:style-name="P21"/>
      <text:p text:style-name="P8">RUBBER</text:p>
      <text:p text:style-name="P25"/>
      <text:p text:style-name="P25"><text:span text:style-name="T18">I worked on a guided project, in a team of 5, under Dr. Kriti Srivastava and industry leaders from one of the Big 4 Consulting firms to compile a case study on the rubber industry in India. The project required accurate forecasting of prices of RSS4 and TSR20 rubber classes. The data contained historic monthly prices of the factors affecting rubber prices and the prices of the rubber classes from January 2015 to December 2020. For forecasting the commodity prices, we trained ensemble models such as XGBoost, RandomForest and LightGBM. The univariate independent variable forecast involved the use of ARIMA and Seasonal ARIMA (SARIMA). The forecasted </text:span><text:soft-page-break/><text:span text:style-name="T18">independent variables were then fed into the trained ensemble models to forecast the rubber class prices. </text:span>The problem we faced during this project was that the dataset contained only monthly data for 6 years so it was not very extensive. Due to the small sample size, it became difficult to avoid overfitting the training data. It would also lead to the model assigning too much importance to outliers. Cleaning the data helped in getting rid of the outliers. The problem of overfitting was dealt with in two ways, firstly, by having a designated feature selection phase and secondly, by employing the use of ensemble models . The predicted prices managed to mimic the trends followed by the real time observed prices. Some ensemble models achieved R2 scores as high as 0.90 and MAPE as low as 2.38. <text:span text:style-name="T18">This project helped me gain an insight into how things work in a professional environment. It also was highly rated by the firm supervising the project and earned me a glowing recommendation from a Partner for my LinkedIn profile.</text:span></text:p>
      <text:p text:style-name="P21"/>
      <text:p text:style-name="P5">IIT BOMBAY</text:p>
      <text:p text:style-name="P20">I was always intruiged by open source and thus i got an opportunity to showcase my skill when i got selected for the FOSSEE fellowship, IIT Bombay, where i am currently working on the open source project “Esim on Cloud” under Prof. Nagesh Karmalli.</text:p>
      <text:p text:style-name="P26">....</text:p>
      <text:p text:style-name="P20"><text:span text:style-name="T29">This experience also helped my become </text:span>Web Development and Open Source Head at CodXCrypt, mentoring aproximately 30 students into starting their journey into Open Source <text:span text:style-name="T29">and web developement. </text:span></text:p>
      <text:p text:style-name="P26"/>
      <text:p text:style-name="P9">Holistic</text:p>
      <text:p text:style-name="P27">I believe Holistic development is very important. During my sophomore and Senior year, i was the Events head of the Alumni Coordination Commitee where i organized 5+ events in my tenure and also hosted them. I was also invited to be a mentor at Shell Hacks 2020, hosted by Florida International University, where i helped participants to cultivate thier projects and guide them to success. I was also a part of the infotech team of ACM DJSCE, where i helped build the website for out signature hackathon, Lines of Code. I have won 3 hackathons and i was a finalist at JP Morgan’s Code for good Hackathon (Top 3 out of 50+ teams).<text:span text:style-name="T30">I was also in the events team at DJ NSS where we</text:span></text:p>
      <text:p text:style-name="P27"/>
      <text:p text:style-name="P5">WEBSITE</text:p>
      <text:p text:style-name="P28">I also did a freelancing project where i built an end-to-end prototype ecommerce website for a <text:span text:style-name="T31">startup</text:span> VegeFoods, according to their requirements. I Implemented Faceted Search for the search engine, worked on RazorPay for payments integration, Google maps API. My biggest challenge in this project was the <text:span text:style-name="T31">system design for scaling it for thousands of users at a time. For which i had applied concepts like threading, cacheing and load balancing.</text:span></text:p>
      <text:p text:style-name="P29"/>
      <text:p text:style-name="P1">UNIVERSITY</text:p>
      <text:p text:style-name="P1"/>
      <text:p text:style-name="P1">CONCLUSION</text:p>
      <text:p text:style-name="P1"/>
      <text:p text:style-name="P1"/>
      <text:p text:style-name="P41">rough work</text:p>
      <text:p text:style-name="P38"><text:span text:style-name="T36">During my undergrad tenure, I also worked on a guided project, in a team of 5, under Dr. Kriti Srivastava and industry leaders from one of the Big 4 Consulting firms to compile a case study on the rubber industry in India. The project required accurate forecasting of prices of RSS4 and TSR20 rubber classes, based on data of historic monthly prices of the factors affecting rubber prices.</text:span><text:span text:style-name="T48"> For forecasting the commodity prices, we trained ensemble models such as XGBoost, RandomForest and LightGBM.</text:span><text:span text:style-name="T36"> The univariate independent variable forecast involved the use of ARIMA and </text:span><text:soft-page-break/><text:span text:style-name="T36">Seasonal ARIMA (SARIMA). </text:span><text:span text:style-name="T42">The forecasted independent variables were then fed into the trained ensemble models to forecast the rubber class prices.</text:span><text:span text:style-name="T36"> </text:span><text:span text:style-name="T42">The problem we faced was that due to the small sample size, it became difficult to avoid overfitting the training data, which would lead to the model assigning too much importance to outliers. Cleaning the data helped getting rid of the outliers.</text:span><text:span text:style-name="T36"> The problem of overfitting was dealt with in two ways, firstly, by having a designated feature selection phase and secondly, by employing the use of ensemble models. The predicted prices managed to mimic the trends followed by the real time observed prices. This project was highly rated by the firm supervising the project and earned me a glowing recommendation from a Partner on my LinkedIn profile.</text:span></text:p>
      <text:p text:style-name="P1"/>
      <text:p text:style-name="P1"/>
      <text:p text:style-name="P1"/>
      <text:p text:style-name="P1"/>
      <text:p text:style-name="P41">F<text:span text:style-name="T51">i</text:span>nal</text:p>
      <text:p text:style-name="P42"/>
      <text:p text:style-name="P30">Given that we heavily rely on the apps on our phones for so many of our tasks, when it comes to downloading them, most of us are impatient to get the desired app and often end up “Agreeing” to the company’s Terms and Conditions without reading the long agreement text. However, when my father came to me when downloading an app on his phone, wary of what kind of personal data the company might record, I was got a problem statement to solve. I developed a rule-based system for summarizing the terms and conditions and pick out important details pertaining <text:span text:style-name="T60">to data privacy </text:span>as part of the <text:span text:style-name="T46">Merge </text:span><text:s/>hackathon and won a first prize in the technology track. What was more exciting was that I got selected for the mentorship program, <text:span text:style-name="T46">Merge Mentorship </text:span>where I would get an opportunity to learn under industry mentors who would help us translate project ideas into reality and help us implement it. This experience of solving a real-life problem using my knowledge of computer science, was just one instance which enthralls me about the vast scope <text:span text:style-name="T45">for practical and innovative applications of CS in automating and simplifying processes across all industries and makes me keen to pursue a career in this domain.</text:span></text:p>
      <text:p text:style-name="P31"/>
      <text:p text:style-name="P32">Intrigued by my experience on the above-mentioned problem statement I chose to work on my currently ongoing final year project to solve pertinent problems in the legal domain, titled ‘Precedent Retrieval of Legal Documents’. As the title indicates, our model will suggest most appropriate precedents for a legal case to assist the lawyers. <text:span text:style-name="T52">A Machine Learning class that I took up in my sixth semester taught me certain concepts such as Neural Networks which motivated me to explore LSTM Networks which i have implemented in the project. </text:span>We have proposed to use Siamese Manhattan LSTM Network for finding the most similar cases and add more features like a Legal search engine using bloom filters. Additionally, I have worked on a technical paper titled, ‘Topic Modelling based approach for Clustering Legal documents’, <text:span text:style-name="T46">which is a subset of</text:span> our final precedent retrieval project. Th<text:span text:style-name="T60">e</text:span> approach proposed by me and my team not only <text:span text:style-name="T47">surpassed t</text:span>raditional methods but also state-of-the-art methodologies <text:span text:style-name="T46">in terms of</text:span> which aim to solve the same problem statement.<text:span text:style-name="T34">(IMPROVE END)</text:span></text:p>
      <text:p text:style-name="P1"/>
      <text:p text:style-name="P37"><text:span text:style-name="T36">Another chance that i got to apply my learnings in machine learning and NLP was when i interned at JP Morgan Chase. My task was to Develop a conversational chatbot for internal case management </text:span><text:span text:style-name="T37">application executing close to 2000 queries per day.</text:span><text:span text:style-name="T36"> After researching i found out that the Rasa framework was the best choice for our usecase. <text:s/></text:span><text:span text:style-name="T37">I had made use of DIET (</text:span>Dual Intent and Entity Transformer<text:span text:style-name="T37">) Classifier for intent classification and <text:s/>CRFs (Conditional Random Fields ) which is based on Markov Chains for Entity Extraction.</text:span><text:span text:style-name="T38">I have also prov</text:span><text:span text:style-name="T39">ided Speech Input feature and used Convolutions Nueral Networks for Speech to text.</text:span><text:span text:style-name="T36">I also designed the system is such a way that the chatbot would be compatible with both NoSQL and SQL databases with minimal changes in the codebase. </text:span><text:span text:style-name="T37">This chatbot helped level 1 and level 2 developers save much time in executing </text:span><text:soft-page-break/><text:span text:style-name="T37">queries.</text:span><text:span text:style-name="T36"> Though learning a completely new technology and applying it was a challenging task, the extensive learning helped establish my interest in NLP and validated my desire to pursue a graduate program in Computer Science.</text:span></text:p>
      <text:p text:style-name="P36"><text:span text:style-name="T36"/></text:p>
      <text:p text:style-name="P37"><text:span text:style-name="T36">My undergraduate curriculum has laid the foundation for me to traverse the graduate curriculum easily. The Applied and Discrete Mathematics course has strengthened my quantitative proficiency over calculus, probability, linear and vector algebra. Courses such as Machine Learning and Data Warehouse Management helped me to understand and create a base for learning NLP which was my area of interest. To augment my knowledge, I took up </text:span><text:span text:style-name="T41">a minors</text:span><text:span text:style-name="T36"> course of Data Analytics by IBM which helped me gain much knowledge about data visualization and different analytical tools. I also wrote a technical paper on the topic “Sentiment Analysis of Twitch.tv Live Stream messages using machine learning methods” which was my first project based on NLP and helped me to dive into this domain. I also enrolled myself for Younes Mourri’s NLP course which helped me sharpen my skills in this domain. I also attended a Seminar on ‘Better behaved conversational agents’ by Y-Lan Boureau which helped me in my work at the internship.</text:span></text:p>
      <text:p text:style-name="P37"><text:span text:style-name="T36"/></text:p>
      <text:p text:style-name="P38"><text:span text:style-name="T36">During my undergrad tenure, I also worked on a guided project, in a team of 5, under Dr. Kriti Srivastava and industry leaders from one of the Big 4 Consulting firms to compile a case study on the rubber industry in India. The project required accurate forecasting of prices of RSS4 and TSR20 rubber classes, based on data of historic monthly prices of the factors affecting rubber prices. The univariate independent variable forecast involved the use of ARIMA and Seasonal ARIMA (SARIMA). The predicted prices managed to mimic the trends followed by the real time observed prices. T</text:span><text:span text:style-name="T44">his project was highly rated by the firm supervising the project and earned me a glowing recommendation from a Partner on my LinkedIn profile</text:span><text:span text:style-name="T36">.</text:span><text:span text:style-name="T40">(</text:span><text:span text:style-name="T43">CHange ending)</text:span></text:p>
      <text:p text:style-name="P38"><text:span text:style-name="T43"/></text:p>
      <text:p text:style-name="P43"><text:bookmark text:name="docs-internal-guid-bf2b11ee-7fff-59d4-5839-a3bad2e699e4"/><text:span text:style-name="T49">To get a pragmatic view of software development, I </text:span><text:span text:style-name="T50">am currently interning at </text:span><text:span text:style-name="T49">FOSSEE, IIT Bombay, where I am currently working on the open-source project “Esim on Cloud” under Prof. Nagesh Karmalli.</text:span><text:span text:style-name="T32">(TO BE ADDDED)</text:span></text:p>
      <text:p text:style-name="P43"><text:span text:style-name="T49"/></text:p>
      <text:p text:style-name="P33"><text:span text:style-name="T55">I </text:span><text:span text:style-name="T56">believe Holistic development is very important. During my sophomore and Senior year, i was the Events head of the Alumni Coordination Committee where i organized 5+ events in my tenure and also hosted them. I was also invited to be a mentor at Shell Hacks 2020, hosted by Florida International University, where i helped participants to cultivate thier projects and guide them to success. I was also a part of the infotech team of ACM DJSCE, where i helped build the website for out signature hackathon, Lines of Code. I have won 3 hackathons and i was a finalist at JP Morgan’s Code for good Hackathon (Top 3 out of 50+ teams). </text:span><text:span text:style-name="T55">I was also part of National Social Service club of our college where i organized various events like blood donation</text:span><text:span text:style-name="T56">. </text:span><text:span text:style-name="T57"><text:s/></text:span><text:span text:style-name="T58">I was an active volunteer at DJNSS, the social service unit of our college, where my role was in planning and organizing of all events, like blood donation drive, 7 days social service camp at an adopted village, tree plantation drive, etc.</text:span></text:p>
      <text:p text:style-name="P33"><text:span text:style-name="T58"/></text:p>
      <text:p text:style-name="P34"><text:span text:style-name="T58">My academic and professional experiences have helped me envisage a career as a Software developer in leading tech companies where I would be involved in developing novel software applications based on emerging technologies such as Machine Learning and NLP, that cater to real-world problems and are secure, scalable and reliable. In the long term, I aspire to establish a globally acclaimed company that designs intelligent solutions for the legal tech industry. To bring my ambitions to fruition, I recognize the need to equip myself with specialized knowledge through a Master’s in Computer Science from __________ university.</text:span></text:p>
      <text:p text:style-name="P34"><text:span text:style-name="T58"/></text:p>
      <text:p text:style-name="P39"><text:span text:style-name="T59">U</text:span><text:span text:style-name="T53">NIVERSITY</text:span></text:p>
      <text:p text:style-name="P35"><text:span text:style-name="T54"/></text:p>
      <text:p text:style-name="P39"><text:span text:style-name="T53">CONCLUS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family-generic="roman" style:font-pitch="variable" style:font-charset="x-symbol"/>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6:49:29.961525137</meta:creation-date>
    <dc:date>2021-09-25T21:41:12.281506429</dc:date>
    <meta:editing-duration>P1DT2H45M26S</meta:editing-duration>
    <meta:editing-cycles>5</meta:editing-cycles>
    <meta:generator>LibreOffice/6.4.7.2$Linux_X86_64 LibreOffice_project/40$Build-2</meta:generator>
    <meta:document-statistic meta:table-count="0" meta:image-count="0" meta:object-count="0" meta:page-count="5" meta:paragraph-count="49" meta:word-count="2987" meta:character-count="18005" meta:non-whitespace-character-count="15053"/>
  </office:meta>
</office:document-meta>
</file>